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2">
      <style:table-cell-properties fo:border-bottom="none" fo:border-left="none" fo:border-right="0.74pt solid #000000" fo:border-top="0.74pt solid #000000"/>
    </style:style>
    <style:style style:name="ce10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3" style:family="table-cell" style:parent-style-name="Default" style:data-style-name="N2">
      <style:table-cell-properties fo:border-bottom="none" fo:background-color="#ffffd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2" table:default-cell-style-name="ce7"/>
        <table:table-column table:style-name="co3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Ranking</text:p>
          </table:table-cell>
          <table:table-cell table:style-name="ce1" office:value-type="string" calcext:value-type="string" table:number-columns-spanned="2" table:number-rows-spanned="1">
            <text:p>Mock-PR8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V-PR8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trim12c</text:p>
          </table:table-cell>
          <table:table-cell table:style-name="ce9" office:value-type="float" office:value="0.383311065098988" calcext:value-type="float">
            <text:p>0.38</text:p>
          </table:table-cell>
          <table:table-cell table:style-name="ce12" office:value-type="string" calcext:value-type="string">
            <text:p>ifit2</text:p>
          </table:table-cell>
          <table:table-cell table:style-name="ce13" office:value-type="float" office:value="0.701234494630359" calcext:value-type="float">
            <text:p>0.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ih1</text:p>
          </table:table-cell>
          <table:table-cell office:value-type="float" office:value="-0.365037444003352" calcext:value-type="float">
            <text:p>-0.37</text:p>
          </table:table-cell>
          <table:table-cell office:value-type="string" calcext:value-type="string">
            <text:p>bst2</text:p>
          </table:table-cell>
          <table:table-cell office:value-type="float" office:value="-0.279127814838079" calcext:value-type="float">
            <text:p>-0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im14</text:p>
          </table:table-cell>
          <table:table-cell office:value-type="float" office:value="-0.360776053762205" calcext:value-type="float">
            <text:p>-0.36</text:p>
          </table:table-cell>
          <table:table-cell office:value-type="string" calcext:value-type="string">
            <text:p>isg20</text:p>
          </table:table-cell>
          <table:table-cell office:value-type="float" office:value="-0.260833445009139" calcext:value-type="float">
            <text:p>-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p9</text:p>
          </table:table-cell>
          <table:table-cell office:value-type="float" office:value="0.350985271183534" calcext:value-type="float">
            <text:p>0.35</text:p>
          </table:table-cell>
          <table:table-cell office:value-type="string" calcext:value-type="string">
            <text:p>trim14</text:p>
          </table:table-cell>
          <table:table-cell office:value-type="float" office:value="-0.260676645102665" calcext:value-type="float">
            <text:p>-0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it2</text:p>
          </table:table-cell>
          <table:table-cell office:value-type="float" office:value="0.327324075740521" calcext:value-type="float">
            <text:p>0.33</text:p>
          </table:table-cell>
          <table:table-cell office:value-type="string" calcext:value-type="string">
            <text:p>ifih1</text:p>
          </table:table-cell>
          <table:table-cell office:value-type="float" office:value="0.24651625797498" calcext:value-type="float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hx58</text:p>
          </table:table-cell>
          <table:table-cell office:value-type="float" office:value="0.269509265310662" calcext:value-type="float">
            <text:p>0.27</text:p>
          </table:table-cell>
          <table:table-cell office:value-type="string" calcext:value-type="string">
            <text:p>ifit3</text:p>
          </table:table-cell>
          <table:table-cell office:value-type="float" office:value="-0.224517595936111" calcext:value-type="float">
            <text:p>-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t2</text:p>
          </table:table-cell>
          <table:table-cell office:value-type="float" office:value="0.24007452038285" calcext:value-type="float">
            <text:p>0.24</text:p>
          </table:table-cell>
          <table:table-cell office:value-type="string" calcext:value-type="string">
            <text:p>ifi44l</text:p>
          </table:table-cell>
          <table:table-cell office:value-type="float" office:value="-0.192357316022468" calcext:value-type="float">
            <text:p>-0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fi44</text:p>
          </table:table-cell>
          <table:table-cell office:value-type="float" office:value="0.223384196325049" calcext:value-type="float">
            <text:p>0.22</text:p>
          </table:table-cell>
          <table:table-cell office:value-type="string" calcext:value-type="string">
            <text:p>ifi27</text:p>
          </table:table-cell>
          <table:table-cell office:value-type="float" office:value="-0.152401766168228" calcext:value-type="float">
            <text:p>-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im26</text:p>
          </table:table-cell>
          <table:table-cell office:value-type="float" office:value="-0.21410610841663" calcext:value-type="float">
            <text:p>-0.21</text:p>
          </table:table-cell>
          <table:table-cell office:value-type="string" calcext:value-type="string">
            <text:p>isg15</text:p>
          </table:table-cell>
          <table:table-cell office:value-type="float" office:value="0.139626353812464" calcext:value-type="float">
            <text:p>0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s</text:p>
          </table:table-cell>
          <table:table-cell office:value-type="float" office:value="0.181092145295759" calcext:value-type="float">
            <text:p>0.18</text:p>
          </table:table-cell>
          <table:table-cell office:value-type="string" calcext:value-type="string">
            <text:p>trim25</text:p>
          </table:table-cell>
          <table:table-cell office:value-type="float" office:value="-0.13328332642749" calcext:value-type="float">
            <text:p>-0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fit3</text:p>
          </table:table-cell>
          <table:table-cell office:value-type="float" office:value="0.171159508369289" calcext:value-type="float">
            <text:p>0.17</text:p>
          </table:table-cell>
          <table:table-cell office:value-type="string" calcext:value-type="string">
            <text:p>ifitm2</text:p>
          </table:table-cell>
          <table:table-cell office:value-type="float" office:value="0.115332208801184" calcext:value-type="float">
            <text:p>0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fd1</text:p>
          </table:table-cell>
          <table:table-cell office:value-type="float" office:value="-0.12021189661493" calcext:value-type="float">
            <text:p>-0.12</text:p>
          </table:table-cell>
          <table:table-cell office:value-type="string" calcext:value-type="string">
            <text:p>usp18</text:p>
          </table:table-cell>
          <table:table-cell office:value-type="float" office:value="0.11409866375324" calcext:value-type="float">
            <text:p>0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fi27</text:p>
          </table:table-cell>
          <table:table-cell office:value-type="float" office:value="0.0990720376872167" calcext:value-type="float">
            <text:p>0.10</text:p>
          </table:table-cell>
          <table:table-cell office:value-type="string" calcext:value-type="string">
            <text:p>trim12c</text:p>
          </table:table-cell>
          <table:table-cell office:value-type="float" office:value="0.112730770442618" calcext:value-type="float">
            <text:p>0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m25</text:p>
          </table:table-cell>
          <table:table-cell office:value-type="float" office:value="-0.0988727084313517" calcext:value-type="float">
            <text:p>-0.10</text:p>
          </table:table-cell>
          <table:table-cell office:value-type="string" calcext:value-type="string">
            <text:p>uba7</text:p>
          </table:table-cell>
          <table:table-cell office:value-type="float" office:value="0.10468068198891" calcext:value-type="float">
            <text:p>0.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p18</text:p>
          </table:table-cell>
          <table:table-cell office:value-type="float" office:value="0.0866226262486322" calcext:value-type="float">
            <text:p>0.09</text:p>
          </table:table-cell>
          <table:table-cell office:value-type="string" calcext:value-type="string">
            <text:p>trim26</text:p>
          </table:table-cell>
          <table:table-cell office:value-type="float" office:value="0.102955135299475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g15</text:p>
          </table:table-cell>
          <table:table-cell office:value-type="float" office:value="-0.085889792159106" calcext:value-type="float">
            <text:p>-0.09</text:p>
          </table:table-cell>
          <table:table-cell office:value-type="string" calcext:value-type="string">
            <text:p>ifitm1</text:p>
          </table:table-cell>
          <table:table-cell office:value-type="float" office:value="-0.0758644795039272" calcext:value-type="float">
            <text:p>-0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fitm1</text:p>
          </table:table-cell>
          <table:table-cell office:value-type="float" office:value="-0.0688162969471669" calcext:value-type="float">
            <text:p>-0.07</text:p>
          </table:table-cell>
          <table:table-cell office:value-type="string" calcext:value-type="string">
            <text:p>ifitm3</text:p>
          </table:table-cell>
          <table:table-cell office:value-type="float" office:value="0.0676241734252285" calcext:value-type="float">
            <text:p>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fitm3</text:p>
          </table:table-cell>
          <table:table-cell office:value-type="float" office:value="-0.0651368798153684" calcext:value-type="float">
            <text:p>-0.07</text:p>
          </table:table-cell>
          <table:table-cell office:value-type="string" calcext:value-type="string">
            <text:p>parp9</text:p>
          </table:table-cell>
          <table:table-cell office:value-type="float" office:value="-0.0583532812263347" calcext:value-type="float">
            <text:p>-0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ba7</text:p>
          </table:table-cell>
          <table:table-cell office:value-type="float" office:value="0.0647165505103285" calcext:value-type="float">
            <text:p>0.06</text:p>
          </table:table-cell>
          <table:table-cell office:value-type="string" calcext:value-type="string">
            <text:p>dhx58</text:p>
          </table:table-cell>
          <table:table-cell office:value-type="float" office:value="0.0578030787431715" calcext:value-type="float">
            <text:p>0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g20</text:p>
          </table:table-cell>
          <table:table-cell office:value-type="float" office:value="-0.0597968736130094" calcext:value-type="float">
            <text:p>-0.06</text:p>
          </table:table-cell>
          <table:table-cell office:value-type="string" calcext:value-type="string">
            <text:p>trim21</text:p>
          </table:table-cell>
          <table:table-cell office:value-type="float" office:value="0.0515397623932821" calcext:value-type="float">
            <text:p>0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fitm2</text:p>
          </table:table-cell>
          <table:table-cell office:value-type="float" office:value="0.0590745069890964" calcext:value-type="float">
            <text:p>0.06</text:p>
          </table:table-cell>
          <table:table-cell office:value-type="string" calcext:value-type="string">
            <text:p>ifi35</text:p>
          </table:table-cell>
          <table:table-cell office:value-type="float" office:value="0.0401830204404709" calcext:value-type="float">
            <text:p>0.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im21</text:p>
          </table:table-cell>
          <table:table-cell office:value-type="float" office:value="0.0297448113949087" calcext:value-type="float">
            <text:p>0.03</text:p>
          </table:table-cell>
          <table:table-cell office:value-type="string" calcext:value-type="string">
            <text:p>ifi30</text:p>
          </table:table-cell>
          <table:table-cell office:value-type="float" office:value="-0.035469487100953" calcext:value-type="float">
            <text:p>-0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i44l</text:p>
          </table:table-cell>
          <table:table-cell office:value-type="float" office:value="-0.0236257809596905" calcext:value-type="float">
            <text:p>-0.02</text:p>
          </table:table-cell>
          <table:table-cell office:value-type="string" calcext:value-type="string">
            <text:p>trafd1</text:p>
          </table:table-cell>
          <table:table-cell office:value-type="float" office:value="-0.0341744481136684" calcext:value-type="float">
            <text:p>-0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fi35</text:p>
          </table:table-cell>
          <table:table-cell office:value-type="float" office:value="0.0177545193665301" calcext:value-type="float">
            <text:p>0.02</text:p>
          </table:table-cell>
          <table:table-cell office:value-type="string" calcext:value-type="string">
            <text:p>herc6</text:p>
          </table:table-cell>
          <table:table-cell office:value-type="float" office:value="0.0256138634057275" calcext:value-type="float">
            <text:p>0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fi30</text:p>
          </table:table-cell>
          <table:table-cell office:value-type="float" office:value="-0.017162311511017" calcext:value-type="float">
            <text:p>-0.02</text:p>
          </table:table-cell>
          <table:table-cell office:value-type="string" calcext:value-type="string">
            <text:p>ifi44</text:p>
          </table:table-cell>
          <table:table-cell office:value-type="float" office:value="-0.0214462478555365" calcext:value-type="float">
            <text:p>-0.02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herc6</text:p>
          </table:table-cell>
          <table:table-cell table:style-name="ce11" office:value-type="float" office:value="-0.00435036268382977" calcext:value-type="float">
            <text:p>0.00</text:p>
          </table:table-cell>
          <table:table-cell table:style-name="ce8" office:value-type="string" calcext:value-type="string">
            <text:p>wars</text:p>
          </table:table-cell>
          <table:table-cell table:style-name="ce11" office:value-type="float" office:value="0.0152189342252188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18:44.219847412</meta:creation-date>
    <dc:date>2024-11-13T19:45:44.447521062</dc:date>
    <meta:editing-duration>PT6M21S</meta:editing-duration>
    <meta:editing-cycles>3</meta:editing-cycles>
    <meta:generator>LibreOffice/7.5.2.2$MacOSX_AARCH64 LibreOffice_project/53bb9681a964705cf672590721dbc85eb4d0c3a2</meta:generator>
    <meta:print-date>2024-11-13T16:25:54.991631228</meta:print-date>
    <meta:document-statistic meta:table-count="1" meta:cell-count="137" meta:object-count="0"/>
  </office:meta>
</office:document-meta>
</file>